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Standard">
      <style:paragraph-properties fo:text-align="justify" style:justify-single-word="false"/>
      <style:text-properties officeooo:paragraph-rsid="000c4d51"/>
    </style:style>
    <style:style style:name="P3" style:family="paragraph" style:parent-style-name="Table_20_Contents">
      <style:paragraph-properties fo:text-align="start" style:justify-single-word="false"/>
      <style:text-properties officeooo:rsid="0020c7a7" officeooo:paragraph-rsid="000d582b"/>
    </style:style>
    <style:style style:name="P4" style:family="paragraph" style:parent-style-name="Text_20_body">
      <style:paragraph-properties fo:text-align="center" style:justify-single-word="false"/>
      <style:text-properties fo:font-style="normal" fo:font-weight="normal" officeooo:rsid="003455e1" officeooo:paragraph-rsid="0012622a" style:font-style-asian="normal" style:font-weight-asian="normal" style:font-style-complex="normal" style:font-weight-complex="normal"/>
    </style:style>
    <style:style style:name="P5" style:family="paragraph" style:parent-style-name="Table_20_Contents" style:list-style-name="L1">
      <style:paragraph-properties fo:text-align="start" style:justify-single-word="false"/>
      <style:text-properties officeooo:rsid="000c4d51" officeooo:paragraph-rsid="000d582b"/>
    </style:style>
    <style:style style:name="P6" style:family="paragraph" style:parent-style-name="Table_20_Contents" style:list-style-name="L1">
      <style:paragraph-properties fo:text-align="start" style:justify-single-word="false"/>
      <style:text-properties officeooo:paragraph-rsid="000d582b"/>
    </style:style>
    <style:style style:name="P7" style:family="paragraph" style:parent-style-name="Table_20_Contents" style:list-style-name="L1">
      <style:paragraph-properties fo:text-align="start" style:justify-single-word="false"/>
      <style:text-properties officeooo:rsid="000f11cf" officeooo:paragraph-rsid="000f11cf"/>
    </style:style>
    <style:style style:name="P8" style:family="paragraph" style:parent-style-name="Table_20_Contents" style:list-style-name="L1">
      <style:paragraph-properties fo:text-align="start" style:justify-single-word="false"/>
      <style:text-properties officeooo:rsid="000d582b" officeooo:paragraph-rsid="000d582b"/>
    </style:style>
    <style:style style:name="T1" style:family="text">
      <style:text-properties officeooo:rsid="000d582b"/>
    </style:style>
    <style:style style:name="T2" style:family="text">
      <style:text-properties officeooo:rsid="000f11cf"/>
    </style:style>
    <style:style style:name="T3" style:family="text">
      <style:text-properties officeooo:rsid="0010801f"/>
    </style:style>
    <style:style style:name="T4" style:family="text">
      <style:text-properties officeooo:rsid="0012622a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Cambio dati orario bambin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3">Carla <text:span text:style-name="T2">Geni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1572366" text:style-name="L1">
              <text:list-item>
                <text:p text:style-name="P5">Carla vorrebbe cambiare gli orari dove il bambino viene assistito all'asilo Mazzetti, in particolare, il Martedì dalle 9:00 alle 13:00 al posto dell'orario dalle 13:00 alle 20:00 cercando di avere comunque il servizio mensa;</text:p>
              </text:list-item>
              <text:list-item>
                <text:p text:style-name="P5">Carla accede al PC e si connette alla rete;</text:p>
              </text:list-item>
              <text:list-item>
                <text:p text:style-name="P5"><text:span text:style-name="T2">Carla a</text:span>c<text:span text:style-name="T1">c</text:span>ede al sito dell'asilo Mazzetti;</text:p>
              </text:list-item>
              <text:list-item>
                <text:p text:style-name="P5"><text:span text:style-name="T2">Carla e</text:span>ntra nell'area di notifica <text:span text:style-name="T2">specifica per il bambino</text:span>;</text:p>
              </text:list-item>
              <text:list-item>
                <text:p text:style-name="P5"><text:span text:style-name="T2">Carla accede all'area per le modifiche dell'orario</text:span>;</text:p>
              </text:list-item>
              <text:list-item>
                <text:p text:style-name="P7">Il sistema visualizza tutte le opzioni modificabili per l'orario;</text:p>
              </text:list-item>
              <text:list-item>
                <text:p text:style-name="P8"><text:span text:style-name="T2">Carla setta le nuove opzioni e conferma il servizio mensa</text:span>;</text:p>
              </text:list-item>
              <text:list-item>
                <text:p text:style-name="P8"><text:span text:style-name="T2">Carla chiede conferma per il cambiamento effettuato</text:span>;</text:p>
              </text:list-item>
              <text:list-item>
                <text:p text:style-name="P6"><text:span text:style-name="T2">Il sistema verifica e conferma le nuove impostazioni</text:span><text:span text:style-name="T1">;</text:span></text:p>
              </text:list-item>
              <text:list-item>
                <text:p text:style-name="P7">Carla salva le modifiche;</text:p>
              </text:list-item>
              <text:list-item>
                <text:p text:style-name="P7">Il sistema visualizza le nuove impostazioni;</text:p>
              </text:list-item>
              <text:list-item>
                <text:p text:style-name="P8"><text:s/><text:span text:style-name="T3">Carla e</text:span>sce dal sito;</text:p>
              </text:list-item>
            </text:list>
          </table:table-cell>
        </table:table-row>
      </table:table>
      <text:p text:style-name="P4"><text:span text:style-name="T4">SC 12: mamma Carla modifica l'orario del figl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02:03.82</meta:creation-date>
    <meta:editing-duration>P0D</meta:editing-duration>
    <meta:editing-cycles>5</meta:editing-cycles>
    <meta:generator>LibreOffice/3.6$Windows_x86 LibreOffice_project/da8c1e6-fd468f4-454e206-f42a4a9-143cfd</meta:generator>
    <dc:date>2012-10-25T11:43:24.43</dc:date>
    <meta:document-statistic meta:table-count="1" meta:image-count="0" meta:object-count="0" meta:page-count="1" meta:paragraph-count="18" meta:word-count="148" meta:character-count="918" meta:non-whitespace-character-count="798"/>
  </office:meta>
</office:document-meta>
</file>